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Tetris</text:p>
      <text:p text:style-name="Standaard">Tetris is a surprising game. On paper, at least, it seems unlikely that something so basic should</text:p>
      <text:p text:style-name="Standaard">have done so well beyond the year 1975. Nevertheless, it’s been a consistently popular video</text:p>
      <text:p text:style-name="Standaard">game for decades. It was invented in Russia, and it was never expected to be as popular as it</text:p>
      <text:p text:style-name="Standaard">became. Yet, the reason it is so popular is that it meets the key criteria for fun in a game. That is,</text:p>
      <text:p text:style-name="Standaard">it has goals, rules, feedback, participation is voluntary, and there are unnecessary obstacles that</text:p>
      <text:p text:style-name="Standaard">keep the game challenging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shid Ashtari</meta:initial-creator>
    <dc:creator>Farshid Ashtari</dc:creator>
    <meta:creation-date>2017-11-29T15:09:00Z</meta:creation-date>
    <dc:date>2017-11-29T15:09:00Z</dc:date>
    <meta:template xlink:href="Normal.dotm" xlink:type="simple"/>
    <meta:editing-cycles>2</meta:editing-cycles>
    <meta:editing-duration>PT60S</meta:editing-duration>
    <meta:document-statistic meta:page-count="1" meta:paragraph-count="1" meta:word-count="80" meta:character-count="521" meta:row-count="3" meta:non-whitespace-character-count="442"/>
  </office:meta>
</office:document-meta>
</file>